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paragraph-rsid="001a0efa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paragraph-rsid="001a0efa" style:font-size-asian="10.5pt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2pt" fo:font-weight="normal" officeooo:paragraph-rsid="001ad60d" style:font-size-asian="10.5pt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6c477" officeooo:paragraph-rsid="001ad60d" style:font-size-asian="10.5pt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a0efa" officeooo:paragraph-rsid="001a0efa" style:font-size-asian="10.5pt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229cee" officeooo:paragraph-rsid="00229cee" style:font-size-asian="10.5pt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paragraph-rsid="001ad60d" style:font-size-asian="10.5pt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paragraph-rsid="001cc7ab" style:font-size-asian="10.5pt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paragraph-rsid="002e3c03" style:font-size-asian="10.5pt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2pt" fo:font-weight="bold" officeooo:rsid="001a0efa" officeooo:paragraph-rsid="001a0efa" style:font-size-asian="10.5pt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1a0efa" officeooo:paragraph-rsid="001a0efa" style:font-size-asian="10.5pt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1a0efa" officeooo:paragraph-rsid="0027e616" style:font-size-asian="10.5pt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1ad60d" officeooo:paragraph-rsid="001ad60d" style:font-size-asian="10.5pt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officeooo:paragraph-rsid="001cc7ab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2pt" fo:font-weight="normal" officeooo:rsid="001ad60d" officeooo:paragraph-rsid="001ad60d" style:font-size-asian="10.5pt" style:font-weight-asian="normal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fo:font-size="12pt" fo:font-weight="normal" officeooo:rsid="001ad60d" officeooo:paragraph-rsid="001ad60d" style:font-size-asian="10.5pt" style:font-weight-asian="normal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2pt" fo:font-weight="normal" officeooo:paragraph-rsid="001a0efa" style:font-size-asian="10.5pt" style:font-weight-asian="normal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2pt" fo:font-weight="normal" officeooo:paragraph-rsid="001ad60d" style:font-size-asian="10.5pt" style:font-weight-asian="normal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2pt" fo:font-weight="normal" officeooo:paragraph-rsid="001f5cbd" style:font-size-asian="10.5pt" style:font-weight-asian="normal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2pt" fo:font-weight="normal" officeooo:paragraph-rsid="00287f5a" style:font-size-asian="10.5pt" style:font-weight-asian="normal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2pt" fo:font-weight="normal" officeooo:paragraph-rsid="002b5fe1" style:font-size-asian="10.5pt" style:font-weight-asian="normal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12pt" fo:font-weight="normal" officeooo:paragraph-rsid="001d65ba" style:font-size-asian="10.5pt" style:font-weight-asian="normal" style:font-weight-complex="normal"/>
    </style:style>
    <style:style style:name="P23" style:family="paragraph" style:parent-style-name="Standard" style:list-style-name="L3">
      <style:paragraph-properties fo:text-align="start" style:justify-single-word="false"/>
      <style:text-properties fo:font-size="12pt" fo:font-weight="normal" officeooo:paragraph-rsid="001ad60d" style:font-size-asian="10.5pt" style:font-weight-asian="normal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2pt" fo:font-weight="normal" officeooo:rsid="001a0efa" officeooo:paragraph-rsid="001a0efa" style:font-size-asian="10.5pt" style:font-weight-asian="normal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fo:font-size="12pt" fo:font-weight="normal" officeooo:rsid="001cc7ab" officeooo:paragraph-rsid="001cc7ab" style:font-size-asian="10.5pt" style:font-weight-asian="normal" style:font-weight-complex="normal"/>
    </style:style>
    <style:style style:name="P26" style:family="paragraph" style:parent-style-name="Standard" style:list-style-name="L2">
      <style:paragraph-properties fo:text-align="start" style:justify-single-word="false"/>
      <style:text-properties fo:font-size="12pt" fo:font-weight="normal" officeooo:rsid="0020d5a0" officeooo:paragraph-rsid="0020d5a0" style:font-size-asian="10.5pt" style:font-weight-asian="normal" style:font-weight-complex="normal"/>
    </style:style>
    <style:style style:name="P27" style:family="paragraph" style:parent-style-name="Standard" style:list-style-name="L4">
      <style:paragraph-properties fo:text-align="start" style:justify-single-word="false"/>
      <style:text-properties fo:font-size="12pt" fo:font-weight="normal" officeooo:rsid="002504f8" officeooo:paragraph-rsid="002d0619" style:font-size-asian="10.5pt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2504f8" officeooo:paragraph-rsid="002504f8" style:font-size-asian="10.5pt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2504f8" officeooo:paragraph-rsid="00315583" style:font-size-asian="10.5pt" style:font-weight-asian="normal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fo:font-size="12pt" fo:font-weight="normal" officeooo:rsid="002d7fc0" officeooo:paragraph-rsid="002d7fc0" style:font-size-asian="10.5pt" style:font-weight-asian="normal" style:font-weight-complex="normal"/>
    </style:style>
    <style:style style:name="P31" style:family="paragraph" style:parent-style-name="Standard" style:list-style-name="L5">
      <style:paragraph-properties fo:text-align="start" style:justify-single-word="false"/>
      <style:text-properties fo:font-size="12pt" fo:font-weight="normal" officeooo:rsid="002e3c03" officeooo:paragraph-rsid="002e3c03" style:font-size-asian="10.5pt" style:font-weight-asian="normal" style:font-weight-complex="normal"/>
    </style:style>
    <style:style style:name="P32" style:family="paragraph" style:parent-style-name="Standard" style:list-style-name="L5">
      <style:paragraph-properties fo:text-align="start" style:justify-single-word="false"/>
      <style:text-properties fo:font-size="12pt" fo:font-weight="normal" officeooo:rsid="001b46df" officeooo:paragraph-rsid="002e3c03" style:font-size-asian="10.5pt" style:font-weight-asian="normal" style:font-weight-complex="normal"/>
    </style:style>
    <style:style style:name="P33" style:family="paragraph" style:parent-style-name="Standard" style:list-style-name="L4">
      <style:paragraph-properties fo:text-align="start" style:justify-single-word="false"/>
      <style:text-properties fo:font-size="12pt" fo:font-weight="bold" officeooo:paragraph-rsid="00286da5" style:font-size-asian="10.5pt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weight="bold" officeooo:paragraph-rsid="001d65ba" style:font-size-asian="10.5pt" style:font-weight-asian="bold" style:font-weight-complex="bold"/>
    </style:style>
    <style:style style:name="P35" style:family="paragraph" style:parent-style-name="Standard" style:list-style-name="L4">
      <style:paragraph-properties fo:text-align="start" style:justify-single-word="false"/>
      <style:text-properties fo:font-size="12pt" fo:font-weight="bold" officeooo:rsid="00287f5a" officeooo:paragraph-rsid="00287f5a" style:font-size-asian="10.5pt" style:font-weight-asian="bold" style:font-weight-complex="bold"/>
    </style:style>
    <style:style style:name="P36" style:family="paragraph" style:parent-style-name="Standard" style:list-style-name="L1">
      <style:paragraph-properties fo:text-align="start" style:justify-single-word="false"/>
      <style:text-properties fo:font-size="12pt" fo:font-weight="bold" officeooo:rsid="002b5fe1" officeooo:paragraph-rsid="002b5fe1" style:font-size-asian="10.5pt" style:font-weight-asian="bold" style:font-weight-complex="bold"/>
    </style:style>
    <style:style style:name="P37" style:family="paragraph" style:parent-style-name="Standard" style:list-style-name="L1">
      <style:paragraph-properties fo:text-align="start" style:justify-single-word="false"/>
      <style:text-properties fo:font-size="12pt" fo:font-weight="bold" officeooo:rsid="002d7fc0" officeooo:paragraph-rsid="002d7fc0" style:font-size-asian="10.5pt" style:font-weight-asian="bold" style:font-weight-complex="bold"/>
    </style:style>
    <style:style style:name="T1" style:family="text">
      <style:text-properties officeooo:rsid="0016c477"/>
    </style:style>
    <style:style style:name="T2" style:family="text">
      <style:text-properties officeooo:rsid="001a0efa"/>
    </style:style>
    <style:style style:name="T3" style:family="text">
      <style:text-properties fo:font-weight="normal" officeooo:rsid="001a0efa" style:font-weight-asian="normal" style:font-weight-complex="normal"/>
    </style:style>
    <style:style style:name="T4" style:family="text">
      <style:text-properties fo:font-weight="normal" officeooo:rsid="00286da5" style:font-weight-asian="normal" style:font-weight-complex="normal"/>
    </style:style>
    <style:style style:name="T5" style:family="text">
      <style:text-properties fo:font-weight="normal" officeooo:rsid="00287f5a" style:font-weight-asian="normal" style:font-weight-complex="normal"/>
    </style:style>
    <style:style style:name="T6" style:family="text">
      <style:text-properties fo:font-weight="normal" officeooo:rsid="002d0619" style:font-weight-asian="normal" style:font-weight-complex="normal"/>
    </style:style>
    <style:style style:name="T7" style:family="text">
      <style:text-properties fo:font-weight="normal" officeooo:rsid="0016c477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a0efa" style:font-weight-asian="bold" style:font-weight-complex="bold"/>
    </style:style>
    <style:style style:name="T10" style:family="text">
      <style:text-properties fo:font-weight="bold" officeooo:rsid="001987c5" style:font-weight-asian="bold" style:font-weight-complex="bold"/>
    </style:style>
    <style:style style:name="T11" style:family="text">
      <style:text-properties fo:font-weight="bold" officeooo:rsid="00315583" style:font-weight-asian="bold" style:font-weight-complex="bold"/>
    </style:style>
    <style:style style:name="T12" style:family="text">
      <style:text-properties fo:font-size="12pt" fo:font-weight="bold" style:font-size-asian="10.5pt" style:font-weight-asian="bold" style:font-weight-complex="bold"/>
    </style:style>
    <style:style style:name="T13" style:family="text">
      <style:text-properties fo:font-size="12pt" fo:font-weight="bold" officeooo:rsid="001a0efa" style:font-size-asian="10.5pt" style:font-weight-asian="bold" style:font-weight-complex="bold"/>
    </style:style>
    <style:style style:name="T14" style:family="text">
      <style:text-properties fo:font-size="12pt" fo:font-weight="bold" officeooo:rsid="001cc7ab" style:font-size-asian="10.5pt" style:font-weight-asian="bold" style:font-weight-complex="bold"/>
    </style:style>
    <style:style style:name="T15" style:family="text">
      <style:text-properties fo:font-size="12pt" fo:font-weight="normal" officeooo:rsid="001a0efa" style:font-size-asian="10.5pt" style:font-weight-asian="normal" style:font-weight-complex="normal"/>
    </style:style>
    <style:style style:name="T16" style:family="text">
      <style:text-properties officeooo:rsid="002ab446"/>
    </style:style>
    <style:style style:name="T17" style:family="text">
      <style:text-properties officeooo:rsid="001ad60d"/>
    </style:style>
    <style:style style:name="T18" style:family="text">
      <style:text-properties officeooo:rsid="001987c5"/>
    </style:style>
    <style:style style:name="T19" style:family="text">
      <style:text-properties officeooo:rsid="0018c170"/>
    </style:style>
    <style:style style:name="T20" style:family="text">
      <style:text-properties officeooo:rsid="001cc7ab"/>
    </style:style>
    <style:style style:name="T21" style:family="text">
      <style:text-properties officeooo:rsid="00229cee"/>
    </style:style>
    <style:style style:name="T22" style:family="text">
      <style:text-properties officeooo:rsid="002d7fc0"/>
    </style:style>
    <style:style style:name="T23" style:family="text">
      <style:text-properties officeooo:rsid="002e3c03"/>
    </style:style>
    <style:style style:name="T24" style:family="text">
      <style:text-properties officeooo:rsid="00309a3b"/>
    </style:style>
    <style:style style:name="T25" style:family="text">
      <style:text-properties officeooo:rsid="001d65ba"/>
    </style:style>
    <style:style style:name="T26" style:family="text">
      <style:text-properties officeooo:rsid="0031558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Directed graphs –</text:span><text:span text:style-name="T17"> Common graph processing problems</text:span></text:p>
      <text:p text:style-name="P3"><text:a xlink:type="simple" xlink:href="../Algorithms,%204th%20Edition%20-%20Sedgewick,%20Wayne/Exercises/Graphs/src/Digraph.java"><text:span text:style-name="T16">Implementation of a adjacency list representation</text:span></text:a></text:p>
      <text:p text:style-name="P10"/>
      <text:p text:style-name="P14"><text:span text:style-name="T13">S</text:span><text:span text:style-name="T12">ingle-source reachabilit</text:span><text:span text:style-name="T14">y</text:span><text:span text:style-name="T12">–</text:span><text:span text:style-name="T13"> </text:span><text:a xlink:type="simple" xlink:href="../Algorithms,%204th%20Edition%20-%20Sedgewick,%20Wayne/Exercises/Graphs/src/DirectedDFS.java"><text:span text:style-name="T15">Implementation using DFS</text:span></text:a></text:p>
      <text:list xml:id="list1845668739" text:style-name="L1">
        <text:list-item>
          <text:p text:style-name="P15">Problem</text:p>
          <text:list>
            <text:list-item>
              <text:p text:style-name="P17">Is there a <text:span text:style-name="T17">directed </text:span>path between a <text:span text:style-name="T8">source vertex s</text:span> and another <text:span text:style-name="T8">given</text:span> vertex v?</text:p>
            </text:list-item>
          </text:list>
        </text:list-item>
        <text:list-item>
          <text:p text:style-name="P15">Analogous to the single-source connectivity problem for undirected graphs. Implementation has no change except for the use of digraphs instead of graphs.</text:p>
        </text:list-item>
        <text:list-item>
          <text:p text:style-name="P24">Application of solution to the directed-graph problem is useful in implementing a <text:a xlink:type="simple" xlink:href="../../Compiler%20Design/Automatic%20memory%20management.odt">garbage collector</text:a></text:p>
        </text:list-item>
      </text:list>
      <text:p text:style-name="P11"/>
      <text:p text:style-name="P8"><text:span text:style-name="T20">M</text:span><text:span text:style-name="T17">ultiple-source reachability </text:span><text:span text:style-name="T2">– </text:span><text:a xlink:type="simple" xlink:href="../Algorithms,%204th%20Edition%20-%20Sedgewick,%20Wayne/Exercises/Graphs/src/DirectedDFS.java"><text:span text:style-name="T3">Implementation using DFS</text:span></text:a></text:p>
      <text:list xml:id="list1411352799" text:style-name="L2">
        <text:list-item>
          <text:p text:style-name="P25">Problem</text:p>
          <text:list>
            <text:list-item>
              <text:p text:style-name="P25">Is there a directed path from any vertex in a given set to a given target vertex</text:p>
            </text:list-item>
          </text:list>
        </text:list-item>
        <text:list-item>
          <text:p text:style-name="P26">Analogous to the single-source connectivity problem for undirected graphs. Implementation has no change except for the use of digraphs instead of graphs.</text:p>
        </text:list-item>
      </text:list>
      <text:p text:style-name="P13"/>
      <text:p text:style-name="P7">Single-source <text:span text:style-name="T17">directed </text:span>path</text:p>
      <text:list xml:id="list1921110849" text:continue-list="list1845668739" text:style-name="L1">
        <text:list-item>
          <text:p text:style-name="P15">Problem</text:p>
          <text:list>
            <text:list-item>
              <text:p text:style-name="P18">Is there a <text:span text:style-name="T17">directed </text:span>path between a <text:span text:style-name="T8">source vertex s</text:span> and another given vertex v?</text:p>
            </text:list-item>
            <text:list-item>
              <text:p text:style-name="P18">If so, find the path.</text:p>
            </text:list-item>
          </text:list>
        </text:list-item>
        <text:list-item>
          <text:p text:style-name="P15">Analogous to the single-source path problem for undirected graphs. Implementation has no change except for the use of digraphs instead of graphs.</text:p>
        </text:list-item>
      </text:list>
      <text:p text:style-name="P4"/>
      <text:p text:style-name="P7"><text:span text:style-name="T1">Single-source </text:span><text:span text:style-name="T19">shortest </text:span><text:span text:style-name="T17">directed </text:span><text:span text:style-name="T1">path</text:span></text:p>
      <text:list xml:id="list251275025" text:style-name="L3">
        <text:list-item>
          <text:p text:style-name="P16">Problem</text:p>
          <text:list>
            <text:list-item>
              <text:p text:style-name="P23">Is there a path between a <text:span text:style-name="T8">source vertex s</text:span> and another given vertex v?</text:p>
            </text:list-item>
            <text:list-item>
              <text:p text:style-name="P23"><text:span text:style-name="T1">If so, find the </text:span><text:span text:style-name="T10">shortest</text:span><text:span text:style-name="T18"> </text:span><text:span text:style-name="T1">path.</text:span></text:p>
            </text:list-item>
          </text:list>
        </text:list-item>
        <text:list-item>
          <text:p text:style-name="P16">Analogous to the single-source shortest path problem for undirected graphs. Implementation has no change except for the use of digraphs instead of graphs.</text:p>
        </text:list-item>
      </text:list>
      <text:p text:style-name="P6"/>
      <text:p text:style-name="P12"><text:a xlink:type="simple" xlink:href="../Precedence-Constrained%20Scheduling.odt"><text:span text:style-name="T21">Precedence-constrained scheduling</text:span></text:a></text:p>
      <text:p text:style-name="P28"/>
      <text:p text:style-name="P29"><text:a xlink:type="simple" xlink:href="../Strongly%20connected%20components.odt"><text:span text:style-name="T11">Strongly connected Components</text:span></text:a></text:p>
      <text:p text:style-name="P29"><text:span text:style-name="T26"/></text:p>
      <text:p text:style-name="P34"><text:span text:style-name="T25">All pairs reachability</text:span></text:p>
      <text:list xml:id="list2140001383" text:continue-list="list1921110849" text:style-name="L1">
        <text:list-item>
          <text:list>
            <text:list-item>
              <text:p text:style-name="P22">Is there a directed path from a <text:span text:style-name="T8">given</text:span> vertex v to another <text:span text:style-name="T8">given</text:span> vertex w?</text:p>
            </text:list-item>
            <text:list-item>
              <text:p text:style-name="P22">Solution for directed graphs</text:p>
              <text:list>
                <text:list-item>
                  <text:p text:style-name="P22">Solution <text:span text:style-name="T8">not</text:span> similar to strong connectivity problem. If v and w belong to the same component, w is reachable from v. If they don't belong to the same strong component, w may still be reachable from v.</text:p>
                </text:list-item>
                <text:list-item>
                  <text:p text:style-name="P22"><text:span text:style-name="T1">Solution lies in computing the transitive closure for all the vertices, i.e., finding the </text:span><text:span text:style-name="T1">vertices reachable from every vertex of G. This makes it a V(V+E) complex.</text:span></text:p>
                </text:list-item>
              </text:list>
            </text:list-item>
          </text:list>
        </text:list-item>
      </text:list>
      <text:p text:style-name="P5"/>
      <text:p text:style-name="P9">Finding cycles –<text:span text:style-name="T1"> </text:span><text:a xlink:type="simple" xlink:href="../Algorithms,%204th%20Edition%20-%20Sedgewick,%20Wayne/Exercises/Graphs/src/DirectedCycleDFS.java"><text:span text:style-name="T7">Implementation using DFS</text:span></text:a></text:p>
      <text:list xml:id="list1047664535" text:style-name="L5">
        <text:list-item>
          <text:p text:style-name="P31">Does the given directed graph contain a cycle</text:p>
        </text:list-item>
        <text:list-item>
          <text:p text:style-name="P31">Useful in</text:p>
          <text:list>
            <text:list-item>
              <text:p text:style-name="P32"><text:a xlink:type="simple" xlink:href="../../Operating%20System/Deadlock%20detection%20and%20recovery.odt#Deadlock%20detection%20algorithms"><text:span text:style-name="T23">Deadlock detection algorithms</text:span></text:a></text:p>
            </text:list-item>
            <text:list-item>
              <text:p text:style-name="P31">Semantic analyzer of a object oriented compiler(Is the inheritance structure of the program defined cyclically?)</text:p>
            </text:list-item>
          </text:list>
        </text:list-item>
      </text:list>
      <text:p text:style-name="P11"><text:soft-page-break/></text:p>
      <text:p text:style-name="P2"><text:span text:style-name="T9">Symbol Graphs</text:span><text:span text:style-name="T2"> - </text:span><text:a xlink:type="simple" xlink:href="../Algorithms,%204th%20Edition%20-%20Sedgewick,%20Wayne/Exercises/Graphs/src/StringDigraph.java"><text:span text:style-name="T2">Implementation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10-31T10:31:01</meta:creation-date>
    <dc:date>2013-01-31T15:26:09</dc:date>
    <dc:creator>Kempa </dc:creator>
    <meta:editing-duration>PT11H11M54S</meta:editing-duration>
    <meta:editing-cycles>16</meta:editing-cycles>
    <meta:generator>LibreOffice/3.6$Linux_x86 LibreOffice_project/360m1$Build-2</meta:generator>
    <meta:document-statistic meta:table-count="0" meta:image-count="0" meta:object-count="0" meta:page-count="2" meta:paragraph-count="34" meta:word-count="362" meta:character-count="2195" meta:non-whitespace-character-count="1890"/>
  </office:meta>
</office:document-meta>
</file>